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f SegoeUI" svg:font-family="'wf SegoeUI', 'wf SegoeUI', 'Segoe UI', Helvetica, 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5f5f5f" style:font-name="wf SegoeUI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JHCC-9DKQT-RB9PJ-YCQPV-3KDJ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wf SegoeUI" svg:font-family="'wf SegoeUI', 'wf SegoeUI', 'Segoe UI', Helvetica, 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6-05-31T08:47:39.110674982</meta:creation-date>
    <dc:date>2016-05-31T08:48:31.986407004</dc:date>
    <dc:creator>justin dorris</dc:creator>
    <meta:editing-duration>PT53S</meta:editing-duration>
    <meta:editing-cycles>1</meta:editing-cycles>
    <meta:document-statistic meta:table-count="0" meta:image-count="0" meta:object-count="0" meta:page-count="1" meta:paragraph-count="1" meta:word-count="1" meta:character-count="30" meta:non-whitespace-character-count="30"/>
    <meta:generator>LibreOffice/4.3.7.2$Linux_X86_64 LibreOffice_project/430$Build-2</meta:generator>
  </office:meta>
</office:document-meta>
</file>